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reference-mark-start text:name="an anchor"/>Some text<text:reference-mark-end text:name="an anchor"/>.</text:p>
      <text:p text:style-name="Standard">A reference to <text:reference-ref text:reference-format="text" text:ref-name="an anchor">Some text</text:reference-ref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6-09T16:16:32.75</dc:date>
    <dc:creator>Martin Linnemann</dc:creator>
    <meta:editing-duration>PT14M39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1" meta:paragraph-count="2" meta:word-count="7" meta:character-count="35"/>
  </office:meta>
</office:document-meta>
</file>